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3dba" officeooo:paragraph-rsid="00023dba"/>
    </style:style>
    <style:style style:name="P2" style:family="paragraph" style:parent-style-name="Standard">
      <style:text-properties officeooo:rsid="0002d3f0" officeooo:paragraph-rsid="0002d3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-1 : Basic Refreshers</text:p>
      <text:p text:style-name="P2">Chapter-2: Functions</text:p>
      <text:p text:style-name="P2">Chapter-3: Pointers</text:p>
      <text:p text:style-name="P2">Chapter-4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31T23:32:38.112171916</meta:creation-date>
    <dc:date>2022-07-31T23:35:01.390586608</dc:date>
    <meta:editing-duration>PT1M1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9" meta:character-count="78" meta:non-whitespace-character-count="72"/>
  </office:meta>
</office:document-meta>
</file>